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1a20bb" officeooo:paragraph-rsid="001a20bb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b0605" officeooo:paragraph-rsid="001b0605"/>
    </style:style>
    <style:style style:name="P4" style:family="paragraph" style:parent-style-name="Standard">
      <style:text-properties officeooo:rsid="001b0605" officeooo:paragraph-rsid="001cf9eb"/>
    </style:style>
    <style:style style:name="P5" style:family="paragraph" style:parent-style-name="Standard">
      <style:text-properties officeooo:rsid="001cf9eb" officeooo:paragraph-rsid="001cf9eb"/>
    </style:style>
    <style:style style:name="P6" style:family="paragraph" style:parent-style-name="Standard">
      <style:text-properties officeooo:paragraph-rsid="001cf9eb"/>
    </style:style>
    <style:style style:name="P7" style:family="paragraph" style:parent-style-name="Standard">
      <style:text-properties officeooo:rsid="001dc4d8" officeooo:paragraph-rsid="001dc4d8"/>
    </style:style>
    <style:style style:name="P8" style:family="paragraph" style:parent-style-name="Standard">
      <style:text-properties officeooo:rsid="001ead48" officeooo:paragraph-rsid="001ead48"/>
    </style:style>
    <style:style style:name="P9" style:family="paragraph" style:parent-style-name="Standard">
      <style:text-properties officeooo:rsid="001fbe41" officeooo:paragraph-rsid="001fbe41"/>
    </style:style>
    <style:style style:name="P10" style:family="paragraph" style:parent-style-name="Standard">
      <style:text-properties officeooo:rsid="0020aa19" officeooo:paragraph-rsid="0020aa19"/>
    </style:style>
    <style:style style:name="P11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2" style:family="paragraph" style:parent-style-name="Standard">
      <style:text-properties officeooo:rsid="00225636" officeooo:paragraph-rsid="00225636"/>
    </style:style>
    <style:style style:name="P13" style:family="paragraph" style:parent-style-name="Standard">
      <style:text-properties officeooo:rsid="00256bd6" officeooo:paragraph-rsid="00256bd6"/>
    </style:style>
    <style:style style:name="P14" style:family="paragraph" style:parent-style-name="Standard">
      <style:text-properties officeooo:paragraph-rsid="00256bd6"/>
    </style:style>
    <style:style style:name="P15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1cf9eb"/>
    </style:style>
    <style:style style:name="P16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1cf9eb"/>
    </style:style>
    <style:style style:name="P17" style:family="paragraph" style:parent-style-name="Standard">
      <style:text-properties officeooo:rsid="0025b45d" officeooo:paragraph-rsid="0025b45d"/>
    </style:style>
    <style:style style:name="P18" style:family="paragraph" style:parent-style-name="Heading_20_2">
      <style:text-properties officeooo:rsid="0025a581" officeooo:paragraph-rsid="0025a581"/>
    </style:style>
    <style:style style:name="T1" style:family="text">
      <style:text-properties officeooo:rsid="001a20bb"/>
    </style:style>
    <style:style style:name="T2" style:family="text">
      <style:text-properties officeooo:rsid="001b0605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Schedule from ISP 2019</text:h>
      <text:h text:style-name="Heading_20_2" text:outline-level="2">Week 1</text:h>
      <text:p text:style-name="P2">1. Introduction to the Course. </text:p>
      <text:p text:style-name="P2"><text:tab/>https://cpske.github.io/ISP/course-intro</text:p>
      <text:p text:style-name="P2">2. Github ID and profile </text:p>
      <text:p text:style-name="P2"><text:tab/>(Google Form)</text:p>
      <text:p text:style-name="P1">3. Github assignment - <text:span text:style-name="T3">inline description, </text:span>graded in Google Classroom</text:p>
      <text:p text:style-name="P2">4. Intro to unit testing in Python. Class exercise. </text:p>
      <text:p text:style-name="P2"><text:tab/>https://cpske.github.io/ISP/testing/Intro-to-Testing.pdf</text:p>
      <text:p text:style-name="P2"><text:tab/>https://cpske.github.io/ISP/testing/PythonUnitTesting.pdf</text:p>
      <text:p text:style-name="P2">5. Unit testing assignment</text:p>
      <text:p text:style-name="P6"><text:span text:style-name="T1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7">2018:</text:p>
      <text:p text:style-name="P17">6. What is your software process?</text:p>
      <text:h text:style-name="Heading_20_2" text:outline-level="2">Week 2</text:h>
      <text:p text:style-name="P2">1. Intro to Agile Principles &amp; Practices </text:p>
      <text:p text:style-name="P2"><text:tab/>https://cpske.github.io/ISP/agile/agile-principles-practices</text:p>
      <text:p text:style-name="P2">2. <text:span text:style-name="T2">Scrum </text:span></text:p>
      <text:p text:style-name="P4"><text:tab/>https://www.youtube.com/watch?v=XU0llRltyFM</text:p>
      <text:p text:style-name="P1"><text:s text:c="4"/><text:tab/><text:span text:style-name="T2">Questions: https://forms.gle/wUCG2FCg3uS31bjz6</text:span></text:p>
      <text:p text:style-name="P4">3. Command Line Essentials assignment </text:p>
      <text:p text:style-name="P4"><text:tab/>https://drive.google.com/open?id=1gFO7ANnZymAAHOJMDxgeaZZjsLqiqpIsuTL3WVCF2H0&amp;authuser=1</text:p>
      <text:p text:style-name="P3">4. Learn Git Branches, Pull Requests, and Github. <text:tab/>https://cpske.github.io/ISP/assignment/week2/github-flow</text:p>
      <text:p text:style-name="P3"><text:tab/><text:span text:style-name="T3">Questions: </text:span>https://forms.gle/rSN3Ea2jULmDxz7RA</text:p>
      <text:p text:style-name="P3"/>
      <text:h text:style-name="Heading_20_2" text:outline-level="2">Week 3</text:h>
      <text:p text:style-name="P5">1. Review Git branch and merge, and Github flow.</text:p>
      <text:p text:style-name="P5"><text:tab/>https://cpske.github.io/ISP/git/index#github-flow</text:p>
      <text:p text:style-name="P6"><text:span text:style-name="T3"><text:tab/></text:span><text:a xlink:type="simple" xlink:href="https://cpske.github.io/ISP/git/Merge-Practice.pdf" text:style-name="Internet_20_link" text:visited-style-name="Visited_20_Internet_20_Link">https://cpske.github.io/ISP/git/Merge-Practice.pdf</text:a> <text:span text:style-name="T3">(Merge Practice)</text:span></text:p>
      <text:p text:style-name="P5">2. KU Cafe using Github Flow</text:p>
      <text:p text:style-name="P5"><text:tab/>https://cpske.github.io/ISP/assignment/week3/kucafe-gitflow</text:p>
      <text:p text:style-name="P5">3. Quiz on Unit Testing</text:p>
      <text:p text:style-name="P5"/>
      <text:h text:style-name="Heading_20_2" text:outline-level="2">Week 4</text:h>
      <text:p text:style-name="P5">1. Intro to HTTP</text:p>
      <text:p text:style-name="P5"><text:tab/>https://cpske.github.io/ISP/web/HTTP.pdf</text:p>
      <text:p text:style-name="P5"><text:tab/>https://cpske.github.io/ISP/web/HTTP-in-Action.pdf</text:p>
      <text:p text:style-name="P5">2. Overview of how a web app server and web framework handle requests</text:p>
      <text:p text:style-name="P5"><text:tab/>done ad lib in class <text:span text:style-name="T5">(2018: in week 6)</text:span></text:p>
      <text:p text:style-name="P5">3. Install netcat or ncat</text:p>
      <text:p text:style-name="P15"><text:soft-page-break/>netcat (nc) and ncat are tools for exploring any TCP/IP protocol.</text:p>
      <text:p text:style-name="P16">In class you will use them to actually emulate a web server (answer a</text:p>
      <text:p text:style-name="P16">request from a web browser) or a web browser (send an HTTP request).</text:p>
      <text:p text:style-name="P16">On Linux and Mac OSx netcat may already be installed.</text:p>
      <text:p text:style-name="P16">"ncat" is a newer version that claims to have more features. </text:p>
      <text:p text:style-name="P16">Either netcat or ncat is OK.</text:p>
      <text:p text:style-name="P16">https://nmap.org/ncat/</text:p>
      <text:p text:style-name="P16">http://netcat.sourceforge.net/</text:p>
      <text:p text:style-name="P5">4. Intro to Django</text:p>
      <text:p text:style-name="P5"><text:tab/>https://cpske.github.io/ISP/django/Intro-to-Django.pdf</text:p>
      <text:p text:style-name="P5">5. Assignment: Django tutorial</text:p>
      <text:p text:style-name="P5"><text:tab/>https://cpske.github.io/ISP/assignment/week4/learn-django</text:p>
      <text:p text:style-name="P5"/>
      <text:h text:style-name="Heading_20_2" text:outline-level="2">Week 5</text:h>
      <text:p text:style-name="P7">1. Review</text:p>
      <text:p text:style-name="P7"><text:tab/>- write good descriptions in pull requests and comments.</text:p>
      <text:p text:style-name="P7"><text:tab/>- commit a complete unit of work, not individual files</text:p>
      <text:p text:style-name="P7"><text:tab/>- text book for upcoming homework and assigned readings</text:p>
      <text:p text:style-name="P7"><text:tab/>- future development plan for Django Polls</text:p>
      <text:p text:style-name="P7">2. Database and ORM</text:p>
      <text:p text:style-name="P7"><text:tab/>https://cpske.github.io/ISP/database/Database-Basics.pdf</text:p>
      <text:p text:style-name="P7"><text:tab/>https://cpske.github.io/ISP/database/Persistence-and-ORM.pdf</text:p>
      <text:p text:style-name="P7">4. Database assignment</text:p>
      <text:p text:style-name="P7"><text:tab/>Install a database browser so you can look at what is in your Django database.</text:p>
      <text:p text:style-name="P7"><text:tab/>Recommended tools (either is ok) are:</text:p>
      <text:p text:style-name="P7"><text:tab/>Sqlitebrowser https://sqlitebrowser.org/</text:p>
      <text:p text:style-name="P7"><text:tab/>DBeaver - free browser/editor for any database. Can draw ER diagrams. Uses Java</text:p>
      <text:p text:style-name="P7"><text:tab/>https://dbeaver.io/</text:p>
      <text:p text:style-name="P7"><text:tab/>Assignment: https://cpske.github.io/ISP/database/database-exercise</text:p>
      <text:p text:style-name="P7">5. Agile Practices and Coding Questions</text:p>
      <text:p text:style-name="P7"><text:tab/>https://cpske.github.io/ISP/assignment/week5/agile-and-coding</text:p>
      <text:p text:style-name="P7"><text:tab/>https://forms.gle/n8rRZcwgrgZfjgZy9</text:p>
      <text:p text:style-name="P7">6. Practice cloning from github - lots of time wasted in previous quiz because students didn't know how to clone a Github repo. <text:s/>Here is a repo to practice cloning:</text:p>
      <text:p text:style-name="P7"><text:tab/>https://classroom.github.com/a/3HT-bi-2</text:p>
      <text:p text:style-name="P7">7. Separate Configuration from Code</text:p>
      <text:p text:style-name="P7"><text:tab/>https://cpske.github.io/ISP/refactoring/Separate-config-from-code.pdf</text:p>
      <text:p text:style-name="P7">8. Assigment - separate configuration from Django code</text:p>
      <text:p text:style-name="P7"><text:tab/>https://cpske.github.io/ISP/assignment/week5/external-config</text:p>
      <text:p text:style-name="P7"/>
      <text:h text:style-name="Heading_20_2" text:outline-level="2">Week 6</text:h>
      <text:p text:style-name="P7">1. Review the Agile Practices and Coding assignment, esp. Q6-Q12. Good naming and commenting is an essential ISP.</text:p>
      <text:p text:style-name="P7">2. Quiz 1 (unit testing) review and feedback .</text:p>
      <text:p text:style-name="P7"><text:tab/>https://cpske.github.io/ISP/assignment/feedback/Quiz1-feedback.pdf</text:p>
      <text:p text:style-name="P7">3. Intro to UML Class Diagram</text:p>
      <text:p text:style-name="P7"><text:soft-page-break/><text:tab/>https://cpske.github.io/ISP/uml/UML-Class-Diagram.pdf</text:p>
      <text:p text:style-name="P7"><text:tab/>https://www.youtube.com/watch?v=UI6lqHOVHic</text:p>
      <text:p text:style-name="P7">4. Django Polls Updates</text:p>
      <text:p text:style-name="P7"><text:s text:c="5"/>- fix for no page at "/"</text:p>
      <text:p text:style-name="P7"><text:s text:c="5"/>- using seed data</text:p>
      <text:p text:style-name="P7"><text:s text:c="5"/>- test everything </text:p>
      <text:p text:style-name="P7">5. Intro to Course project.</text:p>
      <text:p text:style-name="P7">6. Midterm topics</text:p>
      <text:p text:style-name="P7"/>
      <text:h text:style-name="Heading_20_2" text:outline-level="2">Week 7</text:h>
      <text:p text:style-name="P8">1. Use Travis CI for automatic testing</text:p>
      <text:p text:style-name="P8"><text:tab/>https://cpske.github.io/ISP/automation/travis-demo-project</text:p>
      <text:p text:style-name="P8"><text:tab/>https://cpske.github.io/ISP/automation/demo-pyci.zip</text:p>
      <text:p text:style-name="P8"><text:tab/>https://cpske.github.io/ISP/assignment/week7/ci-travis</text:p>
      <text:p text:style-name="P8">2. Research a project idea and write a proposal using template</text:p>
      <text:p text:style-name="P8"><text:s text:c="4"/>Research and write a project proposal. TA and other students will review and comment.</text:p>
      <text:p text:style-name="P8"><text:s text:c="4"/>Project Guidelines:</text:p>
      <text:p text:style-name="P8"><text:tab/>https://drive.google.com/open?id=1OQIOXUDsfB4HsSinwX5jrXCtX89cc2gzPcCCud-k3RY&amp;authuser=1</text:p>
      <text:p text:style-name="P8"><text:s text:c="4"/>a) link to google docs template</text:p>
      <text:p text:style-name="P8"><text:s text:c="4"/>b) link to spreadsheet to submit proposal</text:p>
      <text:p text:style-name="P8"><text:s text:c="4"/>c) spreadsheet of ISP2018 project proposals, for study</text:p>
      <text:p text:style-name="P8"><text:tab/>http://bit.ly/isp2019-template</text:p>
      <text:p text:style-name="P8"><text:tab/>http://bit.ly/isp2018projects</text:p>
      <text:p text:style-name="P8"><text:tab/>http://bit.ly/isp2019projects</text:p>
      <text:p text:style-name="P8">3. Create some good questions based on the PAD book</text:p>
      <text:p text:style-name="P8"><text:tab/></text:p>
      <text:h text:style-name="Heading_20_2" text:outline-level="2">Week 8</text:h>
      <text:p text:style-name="P9">No class this week due to commencement, but there is an assignment</text:p>
      <text:p text:style-name="P9">1. Code Coverage</text:p>
      <text:p text:style-name="P9"><text:s text:c="3"/>Add code coverage analysis to your unittesting project.</text:p>
      <text:p text:style-name="P9"><text:s text:c="3"/>In the example .travis.yml file, "codecov" is invoked in a block named after_success.</text:p>
      <text:p text:style-name="P9"><text:s text:c="2"/>You can choose to invoke "codecov" in the script section instead. (but don't do both)</text:p>
      <text:p text:style-name="P9"><text:s text:c="2"/>What would be the difference between the two?</text:p>
      <text:p text:style-name="P9"><text:tab/>https://cpske.github.io/ISP/testing/code-coverage</text:p>
      <text:p text:style-name="P9"><text:tab/>https://cpske.github.io/ISP/assignment/week8/code-coverage</text:p>
      <text:p text:style-name="P9">2. Project proposal final submission.</text:p>
      <text:p text:style-name="P9"><text:s text:c="4"/>Revise your proposal based on feedback. Complete remaining sections.</text:p>
      <text:p text:style-name="P9"/>
      <text:h text:style-name="Heading_20_2" text:outline-level="2">Week 9</text:h>
      <text:p text:style-name="P9">1. Review continuous integration. <text:s/>CI helps achieve which of the Tips from PAD?</text:p>
      <text:p text:style-name="P9">2. Intro to Refactoring.</text:p>
      <text:p text:style-name="P9"><text:tab/>https://cpske.github.io/ISP/refactoring/Refactoring.pdf</text:p>
      <text:p text:style-name="P9"><text:tab/>Reading resources: https://se.cpe.ku.ac.th/doc/books/refactoring/</text:p>
      <text:p text:style-name="P9">3. Refactoring Exercise</text:p>
      <text:p text:style-name="P9"><text:soft-page-break/><text:tab/>https://github.com/ISP19/pizzashop</text:p>
      <text:p text:style-name="P9">4. Feedback on Quiz 2.</text:p>
      <text:p text:style-name="P9"><text:tab/>https://cpske.github.io/ISP/assignment/feedback/Quiz2-feedback.pdf</text:p>
      <text:p text:style-name="P9">5. Feedback and review of midterm</text:p>
      <text:p text:style-name="P9"><text:tab/>https://cpske.github.io/ISP/assignment/feedback/LabExam1-feedback.pdf</text:p>
      <text:p text:style-name="P9">6. Movie Rental Refactoring Example with Code in Java and Python</text:p>
      <text:p text:style-name="P9"><text:tab/>Slides: https://www.cs.colorado.edu/~kena/classes/6448/s05/lectures/lecture19.pdf</text:p>
      <text:p text:style-name="P9"><text:tab/>https://github.com/jbrucker/movierental</text:p>
      <text:p text:style-name="P9">7. Quiz on UML class diagram</text:p>
      <text:p text:style-name="P9"/>
      <text:h text:style-name="Heading_20_2" text:outline-level="2">Week 10</text:h>
      <text:p text:style-name="P10">1. Review UML class diagram quiz</text:p>
      <text:p text:style-name="P10">2. Logging</text:p>
      <text:p text:style-name="P10"><text:tab/>https://cpske.github.io/ISP/logging/Logging.pdf</text:p>
      <text:p text:style-name="P10"><text:tab/>https://cpske.github.io/ISP/logging/logging-practice</text:p>
      <text:p text:style-name="P10">3. Domain modeling using UML</text:p>
      <text:p text:style-name="P10"><text:tab/>https://www.scaledagileframework.com/domain-modeling/</text:p>
      <text:p text:style-name="P10">4. Project planning</text:p>
      <text:p text:style-name="P11">In planning your project you need to decide what to do first. We will discuss this in class, but a practical, non-Agile approach would be:</text:p>
      <text:p text:style-name="P11">1. a planning and brain-storming meeting to discover and write down (in brief form) as many requirements as you can. This does not need to be complete. Requirements can be added and deleted later.</text:p>
      <text:p text:style-name="P11">2. Identify major risks. These are typically things you don't knowhow to implement or not sure your idea will work.</text:p>
      <text:p text:style-name="P11"><text:s text:c="4"/>- you want to mitigate these risks as soon as possible,</text:p>
      <text:p text:style-name="P11"><text:s text:c="6"/>by study and creating a proof-of-concept code.</text:p>
      <text:p text:style-name="P11">3. Decide what to do first. <text:s/>Craig Larman and the UP recommend choosing features based on:</text:p>
      <text:p text:style-name="P11"><text:s text:c="5"/>a) central to architecture of the app. <text:s/>These things force you</text:p>
      <text:p text:style-name="P11"><text:s text:c="7"/>to make some architectural design choices, so it's best to</text:p>
      <text:p text:style-name="P11"><text:s text:c="7"/>do them early. And easier to change, if need be.</text:p>
      <text:p text:style-name="P11"><text:s text:c="5"/>b) high "business" value. <text:s/>Important to customer.</text:p>
      <text:p text:style-name="P11"><text:s text:c="5"/>c) high risk.</text:p>
      <text:p text:style-name="P11">4. Create a Domain Model, at least enough to cover the features you decide to implement first.</text:p>
      <text:p text:style-name="P10">5. Submit a UML practice problem (results were pretty poor -- don't do this again)</text:p>
      <text:p text:style-name="P10"/>
      <text:h text:style-name="Heading_20_2" text:outline-level="2">Week 11</text:h>
      <text:p text:style-name="P12">1. Authentication in Django</text:p>
      <text:p text:style-name="P12"><text:tab/>https://cpske.github.io/ISP/authentication/Authentication-and-Authorization.pdf</text:p>
      <text:p text:style-name="P12"><text:tab/>https://cpske.github.io/ISP/django/authentication</text:p>
      <text:p text:style-name="P12">2. Assignment: add authentication to Django Polls</text:p>
      <text:p text:style-name="P12"><text:tab/>Implement User Stories 1-4 and 7 described in the class material for this week.</text:p>
      <text:p text:style-name="P12"><text:tab/>Use a new branch named "auth" for this work.</text:p>
      <text:p text:style-name="P12"><text:tab/>User Story #7 is just a UI change and should be easy.</text:p>
      <text:p text:style-name="P12"><text:tab/>Test your work. <text:s/>When it is correct, merge back into master.</text:p>
      <text:p text:style-name="P12">3. Assignment: 1 user 1 vote</text:p>
      <text:p text:style-name="P12"><text:soft-page-break/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13">1. Software Reviews</text:p>
      <text:p text:style-name="P13">2. Code Review Assignment</text:p>
      <text:p text:style-name="P13"><text:tab/>https://cpske.github.io/ISP/assignment/code-review/</text:p>
      <text:p text:style-name="P13">3. Iteration Plans, Review Checklist, and other project docs on Github</text:p>
      <text:p text:style-name="P13"><text:tab/>https://cpske.github.io/ISP/assignment/week12/team</text:p>
      <text:p text:style-name="P13">4. Quiz on writing UML for a given code</text:p>
      <text:p text:style-name="P13"/>
      <text:h text:style-name="Heading_20_2" text:outline-level="2">Week 13</text:h>
      <text:p text:style-name="P13">1. Properties and encapsulation</text:p>
      <text:p text:style-name="P13"/>
      <text:p text:style-name="P13">2. Static and dynamic type checking. </text:p>
      <text:p text:style-name="P13"><text:tab/>https://cpske.github.io/ISP/code-quality/Type-Checking.pdf</text:p>
      <text:p text:style-name="P13">3. Typing, type hints, and type checking in Python.</text:p>
      <text:p text:style-name="P13"><text:tab/>https://realpython.com/python-type-checking/</text:p>
      <text:p text:style-name="P13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13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13"/>
      <text:h text:style-name="Heading_20_2" text:outline-level="2">Week 14</text:h>
      <text:p text:style-name="P13">1. The testing pyramid.</text:p>
      <text:p text:style-name="P13"><text:tab/>https://blog.testproject.io/2019/07/16/set-your-test-automation-goals/</text:p>
      <text:p text:style-name="P13">2. End to end testing using Selenium <text:span text:style-name="T5">(2018: in week 13)</text:span></text:p>
      <text:p text:style-name="P14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3"><text:tab/>https://selenium-python.readthedocs.io/</text:p>
      <text:p text:style-name="P13">3. 12-Factor app by Heroku.</text:p>
      <text:p text:style-name="P13">4. Assignment: testing with Selenium</text:p>
      <text:p text:style-name="P13"><text:tab/>https://cpske.github.io/ISP/assignment/selenium/</text:p>
      <text:p text:style-name="P13"/>
      <text:h text:style-name="Heading_20_2" text:outline-level="2">Week 15</text:h>
      <text:p text:style-name="P13">1. Review.</text:p>
      <text:p text:style-name="P13">2. Quiz on type inference and type hints, properties in Python.</text:p>
      <text:p text:style-name="P13">3. Assignment: second review with TA</text:p>
      <text:p text:style-name="P13">Schedule another project review with a TA.</text:p>
      <text:p text:style-name="P13">Try to meet with same TA as last review, since he will know what he already suggested your team do.</text:p>
      <text:p text:style-name="P13"><text:soft-page-break/>i. Explain changes you've made to your process, implementation, deployment, etc., based on TA's previous feedback.</text:p>
      <text:p text:style-name="P13">ii. Summarize progress since last review.</text:p>
      <text:p text:style-name="P13">iii. Demo your work products.</text:p>
      <text:p text:style-name="P13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07-26T11:53:32.161272617</dc:date>
    <meta:editing-duration>PT4H57M19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6" meta:paragraph-count="197" meta:word-count="1248" meta:character-count="10075" meta:non-whitespace-character-count="8835"/>
  </office:meta>
</office:document-meta>
</file>